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font-weight="bold" style:font-weight-asian="bold" style:font-weight-complex="bold" fo:language="en" fo:country="US"/>
    </style:style>
    <style:style style:name="P3" style:parent-style-name="Normal" style:family="paragraph">
      <style:text-properties fo:language="sv" fo:country="SE"/>
    </style:style>
    <style:style style:name="P4" style:parent-style-name="Normal" style:family="paragraph">
      <style:text-properties fo:font-weight="bold" style:font-weight-asian="bold" style:font-weight-complex="bold" fo:language="sv" fo:country="SE"/>
    </style:style>
    <style:style style:name="P5" style:parent-style-name="ListParagraph" style:list-style-name="LFO1" style:family="paragraph">
      <style:text-properties fo:language="sv" fo:country="SE"/>
    </style:style>
    <style:style style:name="P6" style:parent-style-name="ListParagraph" style:list-style-name="LFO1" style:family="paragraph">
      <style:text-properties fo:language="sv" fo:country="SE"/>
    </style:style>
    <style:style style:name="P7" style:parent-style-name="ListParagraph" style:list-style-name="LFO1" style:family="paragraph">
      <style:text-properties fo:language="sv" fo:country="SE"/>
    </style:style>
    <style:style style:name="T8" style:parent-style-name="DefaultParagraphFont" style:family="text">
      <style:text-properties fo:font-weight="bold" style:font-weight-asian="bold" style:font-weight-complex="bold" fo:language="sv" fo:country="SE"/>
    </style:style>
    <style:style style:name="T9" style:parent-style-name="DefaultParagraphFont" style:family="text">
      <style:text-properties fo:font-weight="bold" style:font-weight-asian="bold" style:font-weight-complex="bold" fo:language="sv" fo:country="SE"/>
    </style:style>
    <style:style style:name="T10" style:parent-style-name="DefaultParagraphFont" style:family="text">
      <style:text-properties fo:language="sv" fo:country="SE"/>
    </style:style>
    <style:style style:name="T11" style:parent-style-name="DefaultParagraphFont" style:family="text">
      <style:text-properties fo:language="sv" fo:country="SE"/>
    </style:style>
    <style:style style:name="T12" style:parent-style-name="DefaultParagraphFont" style:family="text">
      <style:text-properties fo:language="sv" fo:country="SE"/>
    </style:style>
    <style:style style:name="T13" style:parent-style-name="DefaultParagraphFont" style:family="text">
      <style:text-properties fo:language="sv" fo:country="SE"/>
    </style:style>
    <style:style style:name="T14" style:parent-style-name="DefaultParagraphFont" style:family="text">
      <style:text-properties fo:language="sv" fo:country="SE"/>
    </style:style>
    <style:style style:name="T15" style:parent-style-name="DefaultParagraphFont" style:family="text">
      <style:text-properties fo:language="sv" fo:country="SE"/>
    </style:style>
    <style:style style:name="T16" style:parent-style-name="DefaultParagraphFont" style:family="text">
      <style:text-properties fo:language="sv" fo:country="SE"/>
    </style:style>
    <style:style style:name="T17" style:parent-style-name="DefaultParagraphFont" style:family="text">
      <style:text-properties fo:language="sv" fo:country="SE"/>
    </style:style>
    <style:style style:name="P18" style:parent-style-name="Normal" style:family="paragraph">
      <style:text-properties fo:language="sv" fo:country="SE"/>
    </style:style>
    <style:style style:name="P19" style:parent-style-name="Normal" style:family="paragraph">
      <style:text-properties fo:language="sv" fo:country="SE"/>
    </style:style>
    <style:style style:name="P20" style:parent-style-name="Normal" style:family="paragraph">
      <style:text-properties fo:font-weight="bold" style:font-weight-asian="bold" style:font-weight-complex="bold" fo:language="sv" fo:country="SE"/>
    </style:style>
    <style:style style:name="P21" style:parent-style-name="ListParagraph" style:family="paragraph">
      <style:text-properties fo:language="sv" fo:country="SE"/>
    </style:style>
    <style:style style:name="P22" style:parent-style-name="Normal" style:family="paragraph">
      <style:paragraph-properties fo:margin-left="0.25in">
        <style:tab-stops/>
      </style:paragraph-properties>
      <style:text-properties fo:language="sv" fo:country="SE"/>
    </style:style>
    <style:style style:name="P23" style:parent-style-name="Normal" style:family="paragraph">
      <style:text-properties fo:language="sv" fo:country="SE"/>
    </style:style>
    <style:style style:name="P24" style:parent-style-name="Normal" style:family="paragraph">
      <style:text-properties fo:language="sv" fo:country="SE"/>
    </style:style>
    <style:style style:name="P25" style:parent-style-name="Normal" style:family="paragraph">
      <style:text-properties fo:language="sv" fo:country="SE"/>
    </style:style>
    <style:style style:name="P26" style:parent-style-name="Normal" style:family="paragraph">
      <style:text-properties fo:language="sv" fo:country="SE"/>
    </style:style>
  </office:automatic-styles>
  <office:body>
    <office:text text:use-soft-page-breaks="true">
      <text:p text:style-name="P1">Delmoment:5<text:s/></text:p>
      <text:p text:style-name="P2">Svar :1</text:p>
      <text:p text:style-name="P3">För färgblind<text:s/>och Dyslexi<text:s/>person burkar vara svårt att skilja<text:s/>på färgerna<text:s/>röd/<text:s/>grön<text:s/>och<text:s/>blå/gul. Det är en nedsatt förmåga att se skillnaden mellan Röd och<text:s/>grön. För<text:s/>att<text:s/>dessa färger kan smälta i text och<text:s/>bakgrunden<text:s/>och då bli svårt att lästa.</text:p>
      <text:p text:style-name="P4">Svar: 2</text:p>
      <text:list text:style-name="LFO1" text:continue-numbering="true">
        <text:list-item>
          <text:p text:style-name="P5">Phining är<text:s/>en metod när någon försöker lura<text:s/>folk och<text:s/>använder<text:s/>för att komma åt lösenord eller<text:s/>bankuppgifter<text:s/>och kortuppgifter.<text:s/>Det kan hända att man få en länk via mejlet om man klickar i länken så leda till en fals webbsida.<text:s text:c="176"/></text:p>
        </text:list-item>
        <text:list-item>
          <text:p text:style-name="P6">Whitelist är en lista över godkända personer, företag eller hemsidor.</text:p>
        </text:list-item>
        <text:list-item>
          <text:p text:style-name="P7">Blacklist är lista<text:s/>över förbjudna eller misstänkta personer,<text:s/>företag eller hemsidor. Om något finns på blacklist betyder det att det inte är säkert och ska undvikas.</text:p>
        </text:list-item>
      </text:list>
      <text:p text:style-name="Normal"><text:span text:style-name="T8">Svar:3</text:span><text:span text:style-name="T9"><text:s/>GDRR<text:s/></text:span><text:span text:style-name="T10">står<text:s/></text:span><text:span text:style-name="T11">för</text:span><text:span text:style-name="T12"><text:s/></text:span><text:span text:style-name="T13">(General</text:span><text:span text:style-name="T14"><text:s/>Data Protection<text:s/></text:span><text:span text:style-name="T15"><text:s/></text:span><text:span text:style-name="T16">Regulation)som en lag inom EU som handlar om att skydda individers personuppgifter. GDRR ser till att företag och organisationer hantera dina personuppgifter på ett säkert och rättvist sätt.</text:span><text:span text:style-name="T17"><text:s/>Som individens rättighet man har rätt att veta vilka uppgifter som samlas in och hur de används. Man</text:span><text:s/>kan redo på om personlig uppgifter rättade eller raderada.</text:p>
      <text:p text:style-name="P18">Om företag och organisationer som hanterar<text:s/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tru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tru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tru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tru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LineNumber" style:display-name="Line 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ida Rashidi</meta:initial-creator>
    <dc:creator>Vida Rashidi</dc:creator>
    <meta:creation-date>2024-06-17T12:18:00Z</meta:creation-date>
    <dc:date>2024-06-17T17:03:00Z</dc:date>
    <meta:template xlink:href="Normal" xlink:type="simple"/>
    <meta:editing-cycles>11</meta:editing-cycles>
    <meta:editing-duration>PT16800S</meta:editing-duration>
    <meta:document-statistic meta:page-count="1" meta:paragraph-count="14" meta:word-count="225" meta:character-count="1347" meta:row-count="30" meta:non-whitespace-character-count="1136"/>
  </office:meta>
</office:document-meta>
</file>